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gr5" style:family="graphic" style:parent-style-name="standard">
      <style:graphic-properties draw:stroke="none" draw:fill="none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justify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cm" svg:x2="3cm" svg:y2="11.2cm">
          <text:p/>
        </draw:line>
        <draw:line draw:style-name="gr1" draw:text-style-name="P1" draw:layer="layout" svg:x1="18cm" svg:y1="3cm" svg:x2="18cm" svg:y2="11.2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5cm" svg:x2="17.9cm" svg:y2="5.1cm">
          <text:p text:style-name="P1"><text:span text:style-name="T1">&lt;user&gt;identidiant utilisateur&lt;/user&gt;</text:span></text:p>
          <text:p text:style-name="P1"><text:span text:style-name="T1">&lt;sessionid&gt;&lt;/sessionid&gt;</text:span></text:p>
          <text:p text:style-name="P1"><text:span text:style-name="T1">&lt;type&gt;synchronization&lt;/type&gt; </text:span></text:p>
          <text:p text:style-name="P1"><text:span text:style-name="T1">&lt;status&gt;request&lt;/status&gt; </text:span></text:p>
        </draw:line>
        <draw:line draw:style-name="gr4" draw:text-style-name="P2" draw:layer="layout" svg:x1="3cm" svg:y1="8.1cm" svg:x2="18cm" svg:y2="8cm">
          <text:p text:style-name="P1"><text:span text:style-name="T1"><text:s/></text:span></text:p>
          <text:p text:style-name="P1"><text:span text:style-name="T1"><text:tab/></text:span></text:p>
        </draw:line>
        <draw:frame draw:style-name="gr5" draw:text-style-name="P3" draw:layer="layout" svg:width="6.2cm" svg:height="2.621cm" svg:x="7.4cm" svg:y="6.5cm">
          <draw:text-box>
            <text:p text:style-name="P3"><text:span text:style-name="T1">&lt;type&gt;synchronization&lt;/type&gt; </text:span></text:p>
            <text:p text:style-name="P3"><text:span text:style-name="T1">&lt;status&gt;answer&lt;/status&gt; </text:span></text:p>
            <text:p text:style-name="P3"><text:span text:style-name="T1">&lt;info&gt;</text:span></text:p>
            <text:p text:style-name="P3"><text:span text:style-name="T1"><text:tab/></text:span><text:span text:style-name="T1">&lt;size&gt;&lt;/size&gt;</text:span></text:p>
            <text:p text:style-name="P3"><text:span text:style-name="T1">&lt;/info&gt;</text:span></text:p>
          </draw:text-box>
        </draw:frame>
        <draw:line draw:style-name="gr4" draw:text-style-name="P2" draw:layer="layout" svg:x1="3cm" svg:y1="10.5cm" svg:x2="18cm" svg:y2="10.5cm">
          <text:p text:style-name="P2"><text:span text:style-name="T1">Binary file</text:span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08:29:02</dc:date>
    <dc:creator>Gautier Philippe</dc:creator>
    <meta:editing-duration>PT21M27S</meta:editing-duration>
    <meta:editing-cycles>5</meta:editing-cycles>
    <meta:generator>LibreOffice/3.6$Linux_X86_64 LibreOffice_project/360m1$Build-2</meta:generator>
    <meta:document-statistic meta:object-count="8"/>
  </office:meta>
</office:document-meta>
</file>